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05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0.9291in"/>
    </style:style>
    <style:style style:name="co21" style:family="table-column">
      <style:table-column-properties fo:break-before="auto" style:column-width="1.3291in"/>
    </style:style>
    <style:style style:name="co2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1.03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bf00"/>
    </style:style>
    <style:style style:name="ce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d6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d7d7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0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7" style:family="table-cell" style:parent-style-name="Default" style:data-style-name="N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b2b2b2"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9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20" table:number-columns-repeated="2" table:default-cell-style-name="ce2"/>
        <table:table-column table:style-name="co22" table:default-cell-style-name="ce2"/>
        <table:table-column table:style-name="co14" table:default-cell-style-name="ce2"/>
        <table:table-column table:style-name="co23" table:default-cell-style-name="ce2"/>
        <table:table-column table:style-name="co14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8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68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3" table:style-name="ce68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6" office:value-type="string" calcext:value-type="string">
            <text:p>3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3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6" office:value-type="string" calcext:value-type="string">
            <text:p>4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3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BUILDING_BLOCK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NS_S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NS_I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EF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NNRB_IN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NNRB_EX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4])" office:value-type="string" office:string-value="10" calcext:value-type="string">
            <text:p>1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:.$A$14];[.$A$15])" office:value-type="string" office:string-value="8, 9, 10, 11" calcext:value-type="string">
            <text:p>8, 9, 10, 11</text:p>
          </table:table-cell>
          <table:table-cell table:style-name="ce20" office:value-type="string" calcext:value-type="string">
            <text:p>1, 1, 0, 0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LEAVE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4" office:value-type="string" calcext:value-type="string">
            <text:p>ROCK2</text:p>
          </table:table-cell>
          <table:table-cell table:style-name="ce14" office:value-type="float" office:value="1323" calcext:value-type="float">
            <text:p>1323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 table:number-columns-repeated="2"/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7" office:value-type="string" calcext:value-type="string">
            <text:p>CRUDE_MS_PH</text:p>
          </table:table-cell>
          <table:table-cell table:style-name="ce14" office:value-type="float" office:value="647" calcext:value-type="float">
            <text:p>647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7" office:value-type="string" calcext:value-type="string">
            <text:p>WETBEACH_COAST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7])" office:value-type="string" office:string-value="33" calcext:value-type="string">
            <text:p>33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17" office:value-type="string" calcext:value-type="string">
            <text:p>WETBEACH_SHOAL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17" office:value-type="string" calcext:value-type="string">
            <text:p>FINE_MUDDY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 table:number-columns-repeated="3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9])" office:value-type="string" office:string-value="35" calcext:value-type="string">
            <text:p>35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8" office:value-type="string" calcext:value-type="string">
            <text:p>37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MED_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7];[.$A$40])" office:value-type="string" office:string-value="33, 36" calcext:value-type="string">
            <text:p>33, 36</text:p>
          </table:table-cell>
          <table:table-cell table:style-name="ce8" office:value-type="string" calcext:value-type="string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8];[.$A$41])" office:value-type="string" office:string-value="34, 37" calcext:value-type="string">
            <text:p>34, 37</text:p>
          </table:table-cell>
          <table:table-cell table:style-name="ce8" office:value-type="string" calcext:value-type="string">
            <text:p>4,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7" office:value-type="string" calcext:value-type="string">
            <text:p>DLC_ROCKBEACH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/>
          <table:table-cell table:style-name="ce7"/>
          <table:table-cell table:style-name="ce17"/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4])" office:value-type="string" office:string-value="40" calcext:value-type="string">
            <text:p>40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7" office:value-type="string" calcext:value-type="string">
            <text:p>SEA_ROCKS_1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)">
            <text:p/>
          </table:table-cell>
          <table:table-cell table:style-name="ce7"/>
          <table:table-cell table:style-name="ce17"/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7" office:value-type="string" calcext:value-type="string">
            <text:p>SEA_ROCKS_2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6])" office:value-type="string" office:string-value="42" calcext:value-type="string">
            <text:p>42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6" office:value-type="string" calcext:value-type="string">
            <text:p>50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5];[.$A$7])" office:value-type="string" office:string-value="1, 3" calcext:value-type="string">
            <text:p>1, 3</text:p>
          </table:table-cell>
          <table:table-cell table:style-name="ce6" office:value-type="string" calcext:value-type="string">
            <text:p>23,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6" office:value-type="string" calcext:value-type="string">
            <text:p>51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6" office:value-type="string" calcext:value-type="string">
            <text:p>52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6" office:value-type="string" calcext:value-type="string">
            <text:p>53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SHALLOW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5];[.$A$10])" office:value-type="string" office:string-value="1, 6" calcext:value-type="string">
            <text:p>1, 6</text:p>
          </table:table-cell>
          <table:table-cell table:style-name="ce6" office:value-type="string" calcext:value-type="string">
            <text:p>16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])" office:value-type="string" office:string-value="1, 54" calcext:value-type="string">
            <text:p>1, 54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:.$A$59])" office:value-type="string" office:string-value="1, 54, 55" calcext:value-type="string">
            <text:p>1, 54, 55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:.$A$60])" office:value-type="string" office:string-value="1, 54, 55, 56" calcext:value-type="string">
            <text:p>1, 54, 55, 5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9" office:value-type="string" calcext:value-type="string">
            <text:p>63</text:p>
          </table:table-cell>
          <table:table-cell table:style-name="ce22" office:value-type="string" calcext:value-type="string">
            <text:p>ISLAND_GOLD_LAVA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CRACKED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6])" office:value-type="string" office:string-value="12" calcext:value-type="string">
            <text:p>12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9" office:value-type="string" calcext:value-type="string">
            <text:p>64</text:p>
          </table:table-cell>
          <table:table-cell table:style-name="ce22" office:value-type="string" calcext:value-type="string">
            <text:p>ISLAND_GOLD_LEAVES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)" office:value-type="string" office:string-value="63" calcext:value-type="string">
            <text:p>63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9" office:value-type="string" calcext:value-type="string">
            <text:p>65</text:p>
          </table:table-cell>
          <table:table-cell table:style-name="ce22" office:value-type="string" calcext:value-type="string">
            <text:p>ISLAND_GOLD_INLAN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JUNGLE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;[.$A$68])" office:value-type="string" office:string-value="63, 64" calcext:value-type="string">
            <text:p>63, 64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9" office:value-type="string" calcext:value-type="string">
            <text:p>66</text:p>
          </table:table-cell>
          <table:table-cell table:style-name="ce22" office:value-type="string" calcext:value-type="string">
            <text:p>SHALLOW_GOL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5];[.$A$10];[.$A$40])" office:value-type="string" office:string-value="1, 6, 36" calcext:value-type="string">
            <text:p>1, 6, 36</text:p>
          </table:table-cell>
          <table:table-cell table:style-name="ce9" office:value-type="string" calcext:value-type="string">
            <text:p>32, 4, 1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8" office:value-type="string" calcext:value-type="string">
            <text:p>67</text:p>
          </table:table-cell>
          <table:table-cell table:style-name="ce21" office:value-type="string" calcext:value-type="string">
            <text:p>ISLAND_DEER</text:p>
          </table:table-cell>
          <table:table-cell table:style-name="ce25" office:value-type="float" office:value="65" calcext:value-type="float">
            <text:p>65</text:p>
          </table:table-cell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JUNGLELEAVES</text:p>
          </table:table-cell>
          <table:table-cell table:style-name="ce25" table:number-columns-repeated="2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/>
          <table:table-cell table:style-name="ce8"/>
          <table:table-cell table:style-name="ce21"/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21" office:value-type="string" calcext:value-type="string">
            <text:p>DLC_ORANGEBUSH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5];[.$A$10];[.$A$40];[.$A$70])" office:value-type="string" office:string-value="1, 6, 36, 66" calcext:value-type="string">
            <text:p>1, 6, 36, 66</text:p>
          </table:table-cell>
          <table:table-cell table:style-name="ce8" office:value-type="string" calcext:value-type="string">
            <text:p>32, 4, 8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69</text:p>
          </table:table-cell>
          <table:table-cell table:style-name="ce21" office:value-type="string" calcext:value-type="string">
            <text:p>FORAGE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5];[.$A$10];[.$A$40];[.$A$70] ;[.$A$72])" office:value-type="string" office:string-value="1, 6, 36, 66, 68" calcext:value-type="string">
            <text:p>1, 6, 36, 66, 68</text:p>
          </table:table-cell>
          <table:table-cell table:style-name="ce8" office:value-type="string" calcext:value-type="string">
            <text:p>32, 4, 8, 4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70</text:p>
          </table:table-cell>
          <table:table-cell table:style-name="ce46" office:value-type="string" calcext:value-type="string">
            <text:p>SHORE_FISH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SHORE_FISH</text:p>
          </table:table-cell>
          <table:table-cell table:style-name="ce21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40])" office:value-type="string" office:string-value="1, 36" calcext:value-type="string">
            <text:p>1, 36</text:p>
          </table:table-cell>
          <table:table-cell table:style-name="ce8" office:value-type="string" calcext:value-type="string">
            <text:p>32, 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71</text:p>
          </table:table-cell>
          <table:table-cell table:style-name="ce46" office:value-type="string" calcext:value-type="string">
            <text:p>BOX_TURTLE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BOX_TURTLES</text:p>
          </table:table-cell>
          <table:table-cell table:style-name="ce21" office:value-type="float" office:value="1141" calcext:value-type="float">
            <text:p>1141</text:p>
          </table:table-cell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40];[.$A$74])" office:value-type="string" office:string-value="1, 36, 70" calcext:value-type="string">
            <text:p>1, 36, 70</text:p>
          </table:table-cell>
          <table:table-cell table:style-name="ce8" office:value-type="string" calcext:value-type="string">
            <text:p>32, 5, 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9" office:value-type="string" calcext:value-type="string">
            <text:p>72</text:p>
          </table:table-cell>
          <table:table-cell table:style-name="ce47" office:value-type="string" calcext:value-type="string">
            <text:p>RELIC_PLACEHOLDER</text:p>
          </table:table-cell>
          <table:table-cell table:style-name="ce26" office:value-type="float" office:value="278" calcext:value-type="float">
            <text:p>278</text:p>
          </table:table-cell>
          <table:table-cell table:style-name="ce22" office:value-type="string" calcext:value-type="string">
            <text:p>RELIC</text:p>
          </table:table-cell>
          <table:table-cell table:style-name="ce2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 table:number-columns-repeated="2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.6" calcext:value-type="float">
            <text:p>1.6</text:p>
          </table:table-cell>
          <table:table-cell table:style-name="ce41" table:formula="of:=COM.MICROSOFT.TEXTJOIN(&quot;, &quot;;1;[.$A$10])" office:value-type="string" office:string-value="6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41"/>
          <table:table-cell table:style-name="ce9"/>
          <table:table-cell table:style-name="ce22"/>
          <table:table-cell table:number-columns-repeated="3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20" office:value-type="string" calcext:value-type="string">
            <text:p>73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10])" office:value-type="string" office:string-value="1, 6" calcext:value-type="string">
            <text:p>1, 6</text:p>
          </table:table-cell>
          <table:table-cell table:style-name="ce20" office:value-type="string" calcext:value-type="string">
            <text:p>32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4" office:value-type="string" calcext:value-type="string">
            <text:p>74</text:p>
          </table:table-cell>
          <table:table-cell table:style-name="ce54" office:value-type="string" calcext:value-type="string">
            <text:p>TERRESTRIAL_BEAST</text:p>
          </table:table-cell>
          <table:table-cell table:style-name="ce60"/>
          <table:table-cell table:style-name="ce62" table:number-columns-repeated="2"/>
          <table:table-cell table:style-name="ce60" table:content-validation-name="val1" office:value-type="string" calcext:value-type="string">
            <text:p>Neutral Gaia Convertible</text:p>
          </table:table-cell>
          <table:table-cell table:style-name="ce60" table:number-columns-repeated="4"/>
          <table:table-cell table:style-name="ce60" office:value-type="float" office:value="9320" calcext:value-type="float">
            <text:p>9320</text:p>
          </table:table-cell>
          <table:table-cell table:style-name="ce60" table:number-columns-repeated="3"/>
          <table:table-cell table:style-name="ce60" table:content-validation-name="val4" office:value-type="string" calcext:value-type="string">
            <text:p>Tight</text:p>
          </table:table-cell>
          <table:table-cell table:style-name="ce60" table:content-validation-name="val6" office:value-type="string" calcext:value-type="string">
            <text:p>Map Size</text:p>
          </table:table-cell>
          <table:table-cell table:style-name="ce71"/>
          <table:table-cell table:style-name="ce62" office:value-type="string" calcext:value-type="string">
            <text:p>DLC_JUNGLELEAVES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77"/>
          <table:table-cell table:style-name="ce24"/>
          <table:table-cell table:style-name="ce62"/>
          <table:table-cell table:style-name="ce77"/>
          <table:table-cell table:style-name="ce24"/>
          <table:table-cell table:style-name="ce62"/>
          <table:table-cell table:number-columns-repeated="3" table:style-name="ce60" table:content-validation-name="val8" office:value-type="string" calcext:value-type="string">
            <text:p>No</text:p>
          </table:table-cell>
          <table:table-cell table:style-name="ce62" table:number-columns-repeated="4"/>
          <table:table-cell table:style-name="ce62" table:content-validation-name="val9"/>
          <table:table-cell table:style-name="ce62" table:number-columns-repeated="3"/>
          <table:table-cell table:style-name="ce54" table:number-columns-repeated="984"/>
        </table:table-row>
        <table:table-row table:style-name="ro3">
          <table:table-cell table:style-name="ce20" office:value-type="string" calcext:value-type="string">
            <text:p>75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80])" office:value-type="string" office:string-value="1, 76" calcext:value-type="string">
            <text:p>1, 7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80:.$A$81])" office:value-type="string" office:string-value="1, 76, 77" calcext:value-type="string">
            <text:p>1, 76, 7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6" office:value-type="string" calcext:value-type="string">
            <text:p>79</text:p>
          </table:table-cell>
          <table:table-cell table:style-name="ce44" office:value-type="string" calcext:value-type="string">
            <text:p>TREE_REED</text:p>
          </table:table-cell>
          <table:table-cell table:style-name="ce28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34"/>
          <table:table-cell table:style-name="ce1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6" office:value-type="string" calcext:value-type="string">
            <text:p>80</text:p>
          </table:table-cell>
          <table:table-cell table:style-name="ce44" office:value-type="string" calcext:value-type="string">
            <text:p>TREE_REED</text:p>
          </table:table-cell>
          <table:table-cell table:style-name="ce28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34"/>
          <table:table-cell table:style-name="ce1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4"/>
        </table:table-row>
        <table:table-row table:style-name="ro3">
          <table:table-cell table:style-name="ce8" office:value-type="string" calcext:value-type="string">
            <text:p>81</text:p>
          </table:table-cell>
          <table:table-cell table:style-name="ce21" office:value-type="string" calcext:value-type="string">
            <text:p>DLC_WATERBUFFALO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Player Owned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7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80:.$A$82])" office:value-type="string" office:string-value="1, 76, 77, 78" calcext:value-type="string">
            <text:p>1, 76, 77, 7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82</text:p>
          </table:table-cell>
          <table:table-cell table:style-name="ce21" office:value-type="string" calcext:value-type="string">
            <text:p>FORAGE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44:.$A$45])" office:value-type="string" office:string-value="1, 40, 41" calcext:value-type="string">
            <text:p>1, 40, 41</text:p>
          </table:table-cell>
          <table:table-cell table:style-name="ce21" office:value-type="string" calcext:value-type="string">
            <text:p>10, 2, 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9" office:value-type="string" calcext:value-type="string">
            <text:p>83</text:p>
          </table:table-cell>
          <table:table-cell table:style-name="ce22" office:value-type="string" calcext:value-type="string">
            <text:p>GOLD</text:p>
          </table:table-cell>
          <table:table-cell table:style-name="ce22"/>
          <table:table-cell table:style-name="ce58"/>
          <table:table-cell table:style-name="ce22"/>
          <table:table-cell table:style-name="ce26" table:content-validation-name="val2" office:value-type="string" calcext:value-type="string">
            <text:p>Player Assigned Gaia Convertible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None</text:p>
          </table:table-cell>
          <table:table-cell table:style-name="ce22" table:number-columns-repeated="3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41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41" table:formula="of:=COM.MICROSOFT.TEXTJOIN(&quot;, &quot;;1;[.$A$5]; [.$A$44:.$A$45]; [.$A$86])" office:value-type="string" office:string-value="1, 40, 41, 82" calcext:value-type="string">
            <text:p>1, 40, 41, 82</text:p>
          </table:table-cell>
          <table:table-cell table:style-name="ce22" office:value-type="string" calcext:value-type="string">
            <text:p>10, 2, 2, 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4"/>
        </table:table-row>
        <table:table-row table:style-name="ro3">
          <table:table-cell table:style-name="ce7" office:value-type="string" calcext:value-type="string">
            <text:p>84</text:p>
          </table:table-cell>
          <table:table-cell table:style-name="ce17" office:value-type="string" calcext:value-type="string">
            <text:p>STONE</text:p>
          </table:table-cell>
          <table:table-cell table:style-name="ce17" table:number-columns-repeated="3"/>
          <table:table-cell table:style-name="ce14" table:content-validation-name="val2" office:value-type="string" calcext:value-type="string">
            <text:p>Player Assigned Gaia Convertible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6"/>
          <table:table-cell table:style-name="ce17" office:value-type="float" office:value="1" calcext:value-type="float">
            <text:p>1</text:p>
          </table:table-cell>
          <table:table-cell table:style-name="ce14" table:content-validation-name="val4" office:value-type="string" calcext:value-type="string">
            <text:p>Tight</text:p>
          </table:table-cell>
          <table:table-cell table:style-name="ce14" table:content-validation-name="val6" office:value-type="string" calcext:value-type="string">
            <text:p>None</text:p>
          </table:table-cell>
          <table:table-cell table:style-name="ce17" table:number-columns-repeated="3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39" table:formula="of:=COM.MICROSOFT.TEXTJOIN(&quot;, &quot;;1;[.$A$5])" office:value-type="string" office:string-value="1" calcext:value-type="string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5];[.$A$86:.$A$87])" office:value-type="string" office:string-value="1, 82, 83" calcext:value-type="string">
            <text:p>1, 82, 83</text:p>
          </table:table-cell>
          <table:table-cell table:style-name="ce17" office:value-type="string" calcext:value-type="string">
            <text:p>6, 4, 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4"/>
        </table:table-row>
        <table:table-row table:style-name="ro3">
          <table:table-cell table:style-name="ce8" office:value-type="string" calcext:value-type="string">
            <text:p>85</text:p>
          </table:table-cell>
          <table:table-cell table:style-name="ce21" office:value-type="string" calcext:value-type="string">
            <text:p>BOAR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LC_MANGROVESHALLOW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10];[.$A$86:.$A$88])" office:value-type="string" office:string-value="1, 6, 82, 83, 84" calcext:value-type="string">
            <text:p>1, 6, 82, 83, 84</text:p>
          </table:table-cell>
          <table:table-cell table:style-name="ce21" office:value-type="string" calcext:value-type="string">
            <text:p>8, 2, 4, 4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8" office:value-type="string" calcext:value-type="string">
            <text:p>86</text:p>
          </table:table-cell>
          <table:table-cell table:style-name="ce21" office:value-type="string" calcext:value-type="string">
            <text:p>DLC_WATERBUFFALO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LC_MANGROVESHALLOW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4" calcext:value-type="float">
            <text:p>14</text:p>
          </table:table-cell>
          <table:table-cell table:style-name="ce21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10])" office:value-type="string" office:string-value="1, 6" calcext:value-type="string">
            <text:p>1, 6</text:p>
          </table:table-cell>
          <table:table-cell table:style-name="ce21" office:value-type="string" calcext:value-type="string">
            <text:p>16,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4"/>
        </table:table-row>
        <table:table-row table:style-name="ro3">
          <table:table-cell table:style-name="ce20" office:value-type="string" calcext:value-type="string">
            <text:p>87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10];[.$A$77])" office:value-type="string" office:string-value="1, 6, 73" calcext:value-type="string">
            <text:p>1, 6, 73</text:p>
          </table:table-cell>
          <table:table-cell table:style-name="ce4" office:value-type="string" calcext:value-type="string">
            <text:p>26, 4,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 office:value-type="string" calcext:value-type="string">
            <text:p>88</text:p>
          </table:table-cell>
          <table:table-cell office:value-type="string" calcext:value-type="string">
            <text:p>JUN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10])" office:value-type="string" office:string-value="1, 6" calcext:value-type="string">
            <text:p>1, 6</text:p>
          </table:table-cell>
          <table:table-cell table:style-name="ce4" office:value-type="string" calcext:value-type="string">
            <text:p>14, 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3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4"/>
        </table:table-row>
        <table:table-row table:style-name="ro2" table:number-rows-repeated="3">
          <table:table-cell/>
          <table:table-cell table:style-name="Default" table:number-columns-repeated="31"/>
          <table:table-cell table:number-columns-repeated="99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5:39:12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30T15:40:27.760000000</dc:date>
    <meta:editing-duration>P27DT18H44M13S</meta:editing-duration>
    <meta:editing-cycles>1477</meta:editing-cycles>
    <meta:generator>LibreOffice/7.1.3.2$Windows_X86_64 LibreOffice_project/47f78053abe362b9384784d31a6e56f8511eb1c1</meta:generator>
    <meta:document-statistic meta:table-count="1" meta:cell-count="1373" meta:object-count="0"/>
  </office:meta>
</office:document-meta>
</file>